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84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3.0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898in" fo:break-before="auto" style:use-optimal-row-height="true"/>
    </style:style>
    <style:style style:name="ro4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Game: Jumble Gam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Game: WordSearch</text:p>
          </table:table-cell>
          <table:table-cell table:number-columns-repeated="1021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table:number-columns-repeated="1022"/>
        </table:table-row>
        <table:table-row table:style-name="ro3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table:number-columns-repeated="1022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table:number-columns-repeated="102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table:number-columns-repeated="102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table:number-columns-repeated="1022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table:number-columns-repeated="1022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table:number-columns-repeated="1022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table:number-columns-repeated="102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01/2015</text:p>
          </table:table-cell>
          <table:table-cell office:value-type="string" calcext:value-type="string">
            <text:p>Game: Four in 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5</text:p>
          </table:table-cell>
          <table:table-cell office:value-type="string" calcext:value-type="string">
            <text:p>Game: Four in a row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0/00/0000</text:date>, <text:time style:data-style-name="N2" text:time-value="0000-00-00T20:13:04.8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1-15T20:13:28.774000000</dc:date>
    <meta:editing-duration>PT2H23M58S</meta:editing-duration>
    <meta:editing-cycles>17</meta:editing-cycles>
    <meta:generator>LibreOffice/4.1.4.2$Windows_x86 LibreOffice_project/0a0440ccc0227ad9829de5f46be37cfb6edcf72</meta:generator>
    <meta:document-statistic meta:table-count="1" meta:cell-count="47" meta:object-count="0"/>
  </office:meta>
</office:document-meta>
</file>